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535in"/>
    </style:style>
    <style:style style:name="co5" style:family="table-column">
      <style:table-column-properties fo:break-before="auto" style:column-width="2.1244in"/>
    </style:style>
    <style:style style:name="co6" style:family="table-column">
      <style:table-column-properties fo:break-before="auto" style:column-width="4.2689in"/>
    </style:style>
    <style:style style:name="co7" style:family="table-column">
      <style:table-column-properties fo:break-before="auto" style:column-width="1.7799in"/>
    </style:style>
    <style:style style:name="co8" style:family="table-column">
      <style:table-column-properties fo:break-before="auto" style:column-width="2.9409in"/>
    </style:style>
    <style:style style:name="co10" style:family="table-column">
      <style:table-column-properties fo:break-before="auto" style:column-width="3.6583in"/>
    </style:style>
    <style:style style:name="co11" style:family="table-column">
      <style:table-column-properties fo:break-before="auto" style:column-width="4.4354in"/>
    </style:style>
    <style:style style:name="co12" style:family="table-column">
      <style:table-column-properties fo:break-before="auto" style:column-width="2.6752in"/>
    </style:style>
    <style:style style:name="co13" style:family="table-column">
      <style:table-column-properties fo:break-before="auto" style:column-width="2.6256in"/>
    </style:style>
    <style:style style:name="co14" style:family="table-column">
      <style:table-column-properties fo:break-before="auto" style:column-width="2.1535in"/>
    </style:style>
    <style:style style:name="co15" style:family="table-column">
      <style:table-column-properties fo:break-before="auto" style:column-width="1.7701in"/>
    </style:style>
    <style:style style:name="co16" style:family="table-column">
      <style:table-column-properties fo:break-before="auto" style:column-width="1.7307in"/>
    </style:style>
    <style:style style:name="co17" style:family="table-column">
      <style:table-column-properties fo:break-before="auto" style:column-width="1.6028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5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654in" fo:break-before="auto" style:use-optimal-row-height="true"/>
    </style:style>
    <style:style style:name="ro8" style:family="table-row">
      <style:table-row-properties style:row-height="0.3417in" fo:break-before="auto" style:use-optimal-row-height="tru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2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7" table:default-cell-style-name="ce13"/>
        <table:table-row table:style-name="ro2">
          <table:table-cell table:style-name="ce1" office:value-type="string" table:number-columns-spanned="3" table:number-rows-spanned="1">
            <text:p>version</text:p>
          </table:table-cell>
          <table:covered-table-cell table:number-columns-repeated="2" table:style-name="ce6"/>
          <table:table-cell table:style-name="ce6" office:value-type="string">
            <text:p>fmap / topup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table:number-columns-repeated="1007"/>
        </table:table-row>
        <table:table-row table:style-name="ro3">
          <table:table-cell table:style-name="ce2" office:value-type="string" table:number-columns-spanned="3" table:number-rows-spanned="1">
            <text:p>main change</text:p>
          </table:table-cell>
          <table:covered-table-cell table:number-columns-repeated="2" table:style-name="ce7"/>
          <table:table-cell table:style-name="ce7" table:number-columns-repeated="2"/>
          <table:table-cell table:style-name="ce7" office:value-type="string">
            <text:p>bspline regularization</text:p>
          </table:table-cell>
          <table:table-cell table:style-name="ce7" office:value-type="string">
            <text:p>fieldmap based masking <text:span text:style-name="T1">within </text:span>ants</text:p>
          </table:table-cell>
          <table:table-cell table:style-name="ce7" office:value-type="string">
            <text:p>fieldmap based masking <text:span text:style-name="T1">before </text:span>ants</text:p>
          </table:table-cell>
          <table:table-cell table:style-name="ce7" office:value-type="string">
            <text:p>aparc+aseg masking, syn (like v1)</text:p>
          </table:table-cell>
          <table:table-cell table:style-name="ce7" office:value-type="string">
            <text:p>fmap masking with syn few iterations</text:p>
          </table:table-cell>
          <table:table-cell table:style-name="ce7" office:value-type="string">
            <text:p>fmap masking with syn many iterations</text:p>
          </table:table-cell>
          <table:table-cell table:style-name="ce7" office:value-type="string">
            <text:p>syn aparc+aseg more iterations</text:p>
          </table:table-cell>
          <table:table-cell table:style-name="ce7" office:value-type="string">
            <text:p>Like 5 but restricted to PE</text:p>
          </table:table-cell>
          <table:table-cell table:style-name="ce7" office:value-type="string">
            <text:p>Like 8 but restricted to PE</text:p>
          </table:table-cell>
          <table:table-cell table:style-name="ce7" office:value-type="string">
            <text:p>Like 5 but bspline(few)</text:p>
          </table:table-cell>
          <table:table-cell table:style-name="ce7" office:value-type="string">
            <text:p>Like 8 but bspline (many)</text:p>
          </table:table-cell>
          <table:table-cell table:style-name="ce7" office:value-type="string">
            <text:p>Like 6 but pe restriction</text:p>
          </table:table-cell>
          <table:table-cell table:style-name="ce7" table:number-columns-repeated="1007"/>
        </table:table-row>
        <table:table-row table:style-name="ro4">
          <table:table-cell table:style-name="ce3" office:value-type="string" table:number-columns-spanned="1" table:number-rows-spanned="9">
            <text:p>looks</text:p>
          </table:table-cell>
          <table:table-cell table:style-name="ce8" office:value-type="string" table:number-columns-spanned="1" table:number-rows-spanned="2">
            <text:p>simulation</text:p>
            <text:p>[0.7 ms]</text:p>
          </table:table-cell>
          <table:table-cell office:value-type="string">
            <text:p>corrected epi</text:p>
          </table:table-cell>
          <table:table-cell office:value-type="string">
            <text:p>- intensity</text:p>
          </table:table-cell>
          <table:table-cell office:value-type="string">
            <text:p>+ improvement compared to linear</text:p>
            <text:p>- <text:s/>much less than fmap</text:p>
          </table:table-cell>
          <table:table-cell office:value-type="string">
            <text:p>o similar to 1</text:p>
          </table:table-cell>
          <table:table-cell office:value-type="string">
            <text:p>- almost no difference to linear</text:p>
          </table:table-cell>
          <table:table-cell office:value-type="string">
            <text:p>+ outline better</text:p>
            <text:p>- corpus callosum stretched downwards</text:p>
          </table:table-cell>
          <table:table-cell office:value-type="string">
            <text:p>o similar to 1</text:p>
          </table:table-cell>
          <table:table-cell/>
          <table:table-cell office:value-type="string">
            <text:p>?</text:p>
          </table:table-cell>
          <table:table-cell office:value-type="string">
            <text:p>gross correction decent, </text:p>
            <text:p>but signal from ofc gets pulled backwards instead of forward? </text:p>
            <text:p>Therefore so different from fmap</text:p>
          </table:table-cell>
          <table:table-cell/>
          <table:table-cell office:value-type="string">
            <text:p>bending on the edges</text:p>
          </table:table-cell>
          <table:table-cell table:number-columns-repeated="2"/>
          <table:table-cell office:value-type="string">
            <text:p>looks seem all not different from 6</text:p>
          </table:table-cell>
          <table:table-cell table:number-columns-repeated="1007"/>
        </table:table-row>
        <table:table-row table:style-name="ro2">
          <table:covered-table-cell table:number-columns-repeated="2"/>
          <table:table-cell table:style-name="ce12" office:value-type="string" table:number-columns-spanned="1" table:number-rows-spanned="2">
            <text:p>field </text:p>
          </table:table-cell>
          <table:table-cell table:style-name="ce14" office:value-type="string" table:number-columns-spanned="1" table:number-rows-spanned="2">
            <text:p>--</text:p>
          </table:table-cell>
          <table:table-cell table:style-name="ce14" office:value-type="string" table:number-columns-spanned="1" table:number-rows-spanned="2">
            <text:p>+ spatial similarities to fmap</text:p>
            <text:p>- different magnitudes</text:p>
            <text:p>- spotty, different pattern frontal</text:p>
          </table:table-cell>
          <table:table-cell table:style-name="ce14" office:value-type="string" table:number-columns-spanned="1" table:number-rows-spanned="2">
            <text:p>+ smoother</text:p>
            <text:p>- spatial pattern esp frontal</text:p>
          </table:table-cell>
          <table:table-cell table:style-name="ce14" office:value-type="string" table:number-columns-spanned="1" table:number-rows-spanned="2">
            <text:p>- completely off</text:p>
            <text:p>- unsymmetric</text:p>
          </table:table-cell>
          <table:table-cell table:style-name="ce14" office:value-type="string" table:number-columns-spanned="1" table:number-rows-spanned="2">
            <text:p>+ cerebellum</text:p>
            <text:p>- frontal very different from fmap</text:p>
          </table:table-cell>
          <table:table-cell table:style-name="ce14" office:value-type="string" table:number-columns-spanned="1" table:number-rows-spanned="2">
            <text:p>+ pretty good spatially</text:p>
            <text:p>- too low magnitudes ,single subject very spotty</text:p>
          </table:table-cell>
          <table:table-cell table:style-name="ce14" office:value-type="string" table:number-columns-spanned="1" table:number-rows-spanned="2">
            <text:p>masking works </text:p>
            <text:p>(as opposed to many iterations where it completely goes crazy)</text:p>
            <text:p>Spatially a bit similar to 5 within mask but lower magnitude</text:p>
          </table:table-cell>
          <table:table-cell table:style-name="ce14" office:value-type="string" table:number-columns-spanned="1" table:number-rows-spanned="2">
            <text:p>not too bad </text:p>
            <text:p>But fails to restrict to mask!</text:p>
          </table:table-cell>
          <table:table-cell table:style-name="ce17" office:value-type="string" table:number-columns-spanned="1" table:number-rows-spanned="2">
            <text:p>extremely similar for simulated</text:p>
            <text:p>But not for real data</text:p>
          </table:table-cell>
          <table:table-cell table:style-name="ce14" office:value-type="string" table:number-columns-spanned="1" table:number-rows-spanned="2">
            <text:p>very similar to 5</text:p>
          </table:table-cell>
          <table:table-cell table:style-name="ce18" office:value-type="string" table:number-columns-spanned="1" table:number-rows-spanned="2">
            <text:p>similar to 8</text:p>
            <text:p>But also differences</text:p>
            <text:p>(OFC real data better, more continuous)</text:p>
          </table:table-cell>
          <table:table-cell table:number-columns-repeated="1010"/>
        </table:table-row>
        <table:table-row table:style-name="ro5">
          <table:covered-table-cell/>
          <table:table-cell table:style-name="ce10" office:value-type="string">
            <text:p>single subject </text:p>
            <text:p>[LEMON001]</text:p>
          </table:table-cell>
          <table:covered-table-cell office:value-type="string">
            <text:p>field</text:p>
          </table:covered-table-cell>
          <table:covered-table-cell office:value-type="string">
            <text:p>--</text:p>
          </table:covered-table-cell>
          <table:covered-table-cell table:number-columns-repeated="2"/>
          <table:covered-table-cell table:style-name="ce16"/>
          <table:covered-table-cell table:number-columns-repeated="7"/>
          <table:table-cell table:number-columns-repeated="1010"/>
        </table:table-row>
        <table:table-row table:style-name="ro7">
          <table:covered-table-cell/>
          <table:table-cell table:style-name="ce8" office:value-type="string" table:number-columns-spanned="1" table:number-rows-spanned="3">
            <text:p>group </text:p>
          </table:table-cell>
          <table:table-cell office:value-type="string">
            <text:p>mean</text:p>
          </table:table-cell>
          <table:table-cell office:value-type="string">
            <text:p>--</text:p>
          </table:table-cell>
          <table:table-cell office:value-type="string">
            <text:p>+ improved fit to outlines (more than fmap/topup)</text:p>
            <text:p>+ improved fit of gm/wm boundaries compared to linear</text:p>
            <text:p>- worse gm/wm fit than fmap/topup</text:p>
          </table:table-cell>
          <table:table-cell office:value-type="string">
            <text:p>- worse fit of gm/wm than 1</text:p>
            <text:p>+ even better outline fit</text:p>
          </table:table-cell>
          <table:table-cell office:value-type="string">
            <text:p>- worse outline fit than 1/2</text:p>
            <text:p>+ similar gm/wm fit as 1</text:p>
          </table:table-cell>
          <table:table-cell office:value-type="string">
            <text:p>+ outline better than linear / 3</text:p>
            <text:p>- corpus callosum similar to linear, worse than fmap,1,2</text:p>
          </table:table-cell>
          <table:table-cell office:value-type="string">
            <text:p>- slightly worse outline fit compared to v1</text:p>
            <text:p>+ otherwise similar to v1</text:p>
          </table:table-cell>
          <table:table-cell/>
          <table:table-cell table:style-name="Default"/>
          <table:table-cell office:value-type="string">
            <text:p>outlines good, </text:p>
            <text:p>Cc stretch enough but also downwards</text:p>
          </table:table-cell>
          <table:table-cell office:value-type="string">
            <text:p>almost no diff to 5</text:p>
          </table:table-cell>
          <table:table-cell office:value-type="string">
            <text:p>Cc looks good</text:p>
            <text:p>(better than 8)</text:p>
            <text:p>Mtl not</text:p>
            <text:p>In general a lot of smearing</text:p>
          </table:table-cell>
          <table:table-cell table:number-columns-repeated="1010"/>
        </table:table-row>
        <table:table-row table:style-name="ro8">
          <table:covered-table-cell table:number-columns-repeated="2"/>
          <table:table-cell office:value-type="string">
            <text:p>sdv</text:p>
          </table:table-cell>
          <table:table-cell office:value-type="string">
            <text:p>--</text:p>
          </table:table-cell>
          <table:table-cell office:value-type="string">
            <text:p>+less deviation in affected regions than linear</text:p>
            <text:p>- still a little more than fmap/topup</text:p>
          </table:table-cell>
          <table:table-cell office:value-type="string">
            <text:p>o similar to 1</text:p>
          </table:table-cell>
          <table:table-cell office:value-type="string">
            <text:p>- worse, similar to linear</text:p>
          </table:table-cell>
          <table:table-cell office:value-type="string">
            <text:p>+ less deviation than linear (similar to 1,2)</text:p>
            <text:p>but <text:s/>a bit more at outline/posterior regions</text:p>
          </table:table-cell>
          <table:table-cell office:value-type="string">
            <text:p><text:s/>o very similar to v1</text:p>
          </table:table-cell>
          <table:table-cell table:number-columns-repeated="2"/>
          <table:table-cell office:value-type="string">
            <text:p>less than fmap</text:p>
          </table:table-cell>
          <table:table-cell office:value-type="string">
            <text:p>simliar to 5</text:p>
          </table:table-cell>
          <table:table-cell office:value-type="string">
            <text:p>similar to 8?</text:p>
          </table:table-cell>
          <table:table-cell table:number-columns-repeated="1010"/>
        </table:table-row>
        <table:table-row table:style-name="ro4">
          <table:covered-table-cell table:number-columns-repeated="2"/>
          <table:table-cell office:value-type="string">
            <text:p>intensity diff</text:p>
          </table:table-cell>
          <table:table-cell office:value-type="string">
            <text:p>--</text:p>
          </table:table-cell>
          <table:table-cell office:value-type="string">
            <text:p>+ less difference to fmap/topup in frontal region compared to linear</text:p>
            <text:p>- more difference in straight sinus</text:p>
          </table:table-cell>
          <table:table-cell office:value-type="string">
            <text:p>- more global difference</text:p>
            <text:p>- corpus callosum and straight sinus</text:p>
            <text:p>+ less difference frontal (similar to 1)</text:p>
          </table:table-cell>
          <table:table-cell office:value-type="string">
            <text:p>- almost no difference to linear</text:p>
          </table:table-cell>
          <table:table-cell office:value-type="string">
            <text:p>+ similar to 1 but also less difference temporal</text:p>
          </table:table-cell>
          <table:table-cell office:value-type="string">
            <text:p>o very similar to v1</text:p>
          </table:table-cell>
          <table:table-cell office:value-type="string">
            <text:p>similar to 5</text:p>
            <text:p>But less problematic straight sinus</text:p>
          </table:table-cell>
          <table:table-cell/>
          <table:table-cell office:value-type="string">
            <text:p>Now more int in frontal for nonlinear than fmap/topup</text:p>
            <text:p>Differences cc/vein</text:p>
          </table:table-cell>
          <table:table-cell/>
          <table:table-cell office:value-type="string">
            <text:p>similar to 8? problems with straight sinus</text:p>
            <text:p>Maybe less problems with cc</text:p>
          </table:table-cell>
          <table:table-cell table:number-columns-repeated="1010"/>
        </table:table-row>
        <table:table-row table:style-name="ro8">
          <table:covered-table-cell/>
          <table:table-cell table:style-name="ce8" office:value-type="string" table:number-columns-spanned="1" table:number-rows-spanned="3">
            <text:p>group mask</text:p>
          </table:table-cell>
          <table:table-cell office:value-type="string">
            <text:p>minimum</text:p>
          </table:table-cell>
          <table:table-cell office:value-type="string">
            <text:p>topup smaller than fmap</text:p>
            <text:p>more <text:s/>similar to 1</text:p>
          </table:table-cell>
          <table:table-cell office:value-type="string">
            <text:p>+ gain frontal almost like fmap/topup</text:p>
            <text:p>- no gain for cerebellum and temporal</text:p>
          </table:table-cell>
          <table:table-cell office:value-type="string">
            <text:p>+ largest gains frontal and temporal</text:p>
            <text:p>(- no gain cerebellum)</text:p>
          </table:table-cell>
          <table:table-cell office:value-type="string">
            <text:p>- almost no difference to linear</text:p>
          </table:table-cell>
          <table:table-cell office:value-type="string">
            <text:p>+ simliar to 1, little smaller temporal and posterior</text:p>
          </table:table-cell>
          <table:table-cell office:value-type="string">
            <text:p>+ similar to v1 plus cerebellum (less than fmap)</text:p>
            <text:p>- frontal less than v4 / fmap</text:p>
          </table:table-cell>
          <table:table-cell office:value-type="string">
            <text:p>similar to 5, only restricted to masked area</text:p>
          </table:table-cell>
          <table:table-cell/>
          <table:table-cell office:value-type="string">
            <text:p>mask VERY GOOD, similar to fmap</text:p>
          </table:table-cell>
          <table:table-cell office:value-type="string">
            <text:p>simliar to 5</text:p>
          </table:table-cell>
          <table:table-cell office:value-type="string">
            <text:p>very good, like 8</text:p>
          </table:table-cell>
          <table:table-cell table:number-columns-repeated="1010"/>
        </table:table-row>
        <table:table-row table:style-name="ro2">
          <table:covered-table-cell table:number-columns-repeated="2"/>
          <table:table-cell table:style-name="ce12" office:value-type="string" table:number-columns-spanned="1" table:number-rows-spanned="2">
            <text:p>mean </text:p>
            <text:p>sdv </text:p>
          </table:table-cell>
          <table:table-cell table:style-name="ce14" office:value-type="string" table:number-columns-spanned="1" table:number-rows-spanned="2">
            <text:p>topup slightly diff shape</text:p>
            <text:p>than fmap</text:p>
          </table:table-cell>
          <table:table-cell table:style-name="ce14" office:value-type="string" table:number-columns-spanned="1" table:number-rows-spanned="2">
            <text:p>+ frontal less deviatin than fmap/topup</text:p>
            <text:p>- temporal more similar to linear</text:p>
            <text:p>- shape more similar to linear</text:p>
          </table:table-cell>
          <table:table-cell table:style-name="ce14" office:value-type="string" table:number-columns-spanned="1" table:number-rows-spanned="2">
            <text:p>+ even less deviation frontal</text:p>
            <text:p>+ less deviation temporal than 1</text:p>
            <text:p>- shape still more like linear</text:p>
          </table:table-cell>
          <table:table-cell table:style-name="ce14" office:value-type="string" table:number-columns-spanned="1" table:number-rows-spanned="2">
            <text:p>- almost no difference to linear</text:p>
            <text:p>(slightly less deviation frontal)</text:p>
          </table:table-cell>
          <table:table-cell table:style-name="ce14" office:value-type="string" table:number-columns-spanned="1" table:number-rows-spanned="2">
            <text:p>similar to 2</text:p>
          </table:table-cell>
          <table:table-cell table:style-name="ce14" office:value-type="string" table:number-columns-spanned="1" table:number-rows-spanned="2">
            <text:p>o very similar to v1</text:p>
          </table:table-cell>
          <table:table-cell table:number-columns-repeated="2"/>
          <table:table-cell table:style-name="ce17" office:value-type="string" table:number-columns-spanned="1" table:number-rows-spanned="2">
            <text:p>little deviation, shape like linear</text:p>
          </table:table-cell>
          <table:table-cell table:style-name="ce14" office:value-type="string" table:number-columns-spanned="1" table:number-rows-spanned="2">
            <text:p>similar to 5</text:p>
          </table:table-cell>
          <table:table-cell table:style-name="ce14" office:value-type="string" table:number-columns-spanned="1" table:number-rows-spanned="2">
            <text:p>a lot of variation in mtl</text:p>
          </table:table-cell>
          <table:table-cell table:number-columns-repeated="1010"/>
        </table:table-row>
        <table:table-row table:style-name="ro9">
          <table:covered-table-cell table:number-columns-repeated="9"/>
          <table:table-cell table:number-columns-repeated="2"/>
          <table:covered-table-cell table:number-columns-repeated="3"/>
          <table:table-cell table:number-columns-repeated="1010"/>
        </table:table-row>
        <table:table-row table:style-name="ro3">
          <table:table-cell table:style-name="ce5" office:value-type="string" table:number-columns-spanned="1" table:number-rows-spanned="8">
            <text:p>numbers</text:p>
          </table:table-cell>
          <table:table-cell table:style-name="ce11" office:value-type="string" table:number-columns-spanned="1" table:number-rows-spanned="4">
            <text:p>group </text:p>
          </table:table-cell>
          <table:table-cell office:value-type="string">
            <text:p>field correlation</text:p>
          </table:table-cell>
          <table:table-cell office:value-type="string">
            <text:p>--</text:p>
          </table:table-cell>
          <table:table-cell table:style-name="Default" office:value-type="string">
            <text:p>+ ~.2 to both fmap and nonlinear</text:p>
          </table:table-cell>
          <table:table-cell table:style-name="Default" office:value-type="string">
            <text:p>- nearly zero</text:p>
          </table:table-cell>
          <table:table-cell table:style-name="Default" office:value-type="string">
            <text:p>- very spread, centered on zero</text:p>
          </table:table-cell>
          <table:table-cell table:style-name="Default" office:value-type="string">
            <text:p>- nearly zero</text:p>
          </table:table-cell>
          <table:table-cell office:value-type="string">
            <text:p>+ very similar to v1 <text:span text:style-name="T2">(</text:span>which is best so far<text:span text:style-name="T2">)</text:span></text:p>
          </table:table-cell>
          <table:table-cell office:value-type="string">
            <text:p>bad</text:p>
          </table:table-cell>
          <table:table-cell office:value-type="string">
            <text:p>okay</text:p>
          </table:table-cell>
          <table:table-cell office:value-type="string">
            <text:p>very bad</text:p>
          </table:table-cell>
          <table:table-cell office:value-type="string">
            <text:p>same as 5</text:p>
          </table:table-cell>
          <table:table-cell office:value-type="string">
            <text:p>very similar to 8</text:p>
          </table:table-cell>
          <table:table-cell table:number-columns-repeated="1010"/>
        </table:table-row>
        <table:table-row table:style-name="ro2">
          <table:covered-table-cell/>
          <table:covered-table-cell table:style-name="ce10"/>
          <table:table-cell office:value-type="string">
            <text:p>field range</text:p>
          </table:table-cell>
          <table:table-cell office:value-type="string">
            <text:p>--</text:p>
          </table:table-cell>
          <table:table-cell office:value-type="string">
            <text:p>- much smaller range than fmap/topup</text:p>
          </table:table-cell>
          <table:table-cell office:value-type="string">
            <text:p>+ more similar to fmap/topup, quite spread</text:p>
          </table:table-cell>
          <table:table-cell office:value-type="string">
            <text:p>- all over the place,</text:p>
          </table:table-cell>
          <table:table-cell office:value-type="string">
            <text:p>+ more similar to fmap/topup than 1, a little less than 2</text:p>
          </table:table-cell>
          <table:table-cell office:value-type="string">
            <text:p>- similar to v1, too little range</text:p>
          </table:table-cell>
          <table:table-cell office:value-type="string">
            <text:p>bad</text:p>
          </table:table-cell>
          <table:table-cell office:value-type="string">
            <text:p>good</text:p>
          </table:table-cell>
          <table:table-cell office:value-type="string">
            <text:p>okay, but very spread</text:p>
          </table:table-cell>
          <table:table-cell office:value-type="string">
            <text:p>same as 5</text:p>
          </table:table-cell>
          <table:table-cell office:value-type="string">
            <text:p>even a bit broader than 8 (mostly min)</text:p>
          </table:table-cell>
          <table:table-cell table:number-columns-repeated="1010"/>
        </table:table-row>
        <table:table-row table:style-name="ro3">
          <table:covered-table-cell/>
          <table:covered-table-cell table:style-name="ce10"/>
          <table:table-cell office:value-type="string">
            <text:p>mean correlation</text:p>
          </table:table-cell>
          <table:table-cell office:value-type="string">
            <text:p>--</text:p>
          </table:table-cell>
          <table:table-cell office:value-type="string">
            <text:p>- no difference to linear</text:p>
          </table:table-cell>
          <table:table-cell office:value-type="string">
            <text:p>- marked decrease compared to linear</text:p>
          </table:table-cell>
          <table:table-cell office:value-type="string">
            <text:p>- hardly a difference to linear <text:span text:style-name="T2">(</text:span>trend decrease<text:span text:style-name="T2">)</text:span></text:p>
          </table:table-cell>
          <table:table-cell office:value-type="string">
            <text:p>- hardly a difference to linear <text:span text:style-name="T2">(</text:span>trend decrease<text:span text:style-name="T2">)</text:span></text:p>
          </table:table-cell>
          <table:table-cell office:value-type="string">
            <text:p>o similar to v1, only versions that don't decrease compared to linear</text:p>
          </table:table-cell>
          <table:table-cell office:value-type="string">
            <text:p>good (similar to 5)</text:p>
          </table:table-cell>
          <table:table-cell table:number-columns-repeated="2" office:value-type="string">
            <text:p>very bad</text:p>
          </table:table-cell>
          <table:table-cell office:value-type="string">
            <text:p>same as 5</text:p>
          </table:table-cell>
          <table:table-cell office:value-type="string">
            <text:p>better than 8</text:p>
          </table:table-cell>
          <table:table-cell table:number-columns-repeated="1010"/>
        </table:table-row>
        <table:table-row table:style-name="ro8">
          <table:covered-table-cell/>
          <table:covered-table-cell table:style-name="ce10"/>
          <table:table-cell office:value-type="string">
            <text:p>similarity to anatomy</text:p>
          </table:table-cell>
          <table:table-cell office:value-type="string">
            <text:p>+ whole brain increased nmi </text:p>
            <text:p>- ofc decreased nmi</text:p>
          </table:table-cell>
          <table:table-cell office:value-type="string">
            <text:p>- whole brain decreased nmi compared to linear</text:p>
            <text:p>+ ofc not decreased (but also no significant increase) </text:p>
          </table:table-cell>
          <table:table-cell table:number-columns-repeated="3" office:value-type="string">
            <text:p>o no significant change to linear</text:p>
          </table:table-cell>
          <table:table-cell office:value-type="string">
            <text:p>- wholebrain significant decrease compared to linear </text:p>
          </table:table-cell>
          <table:table-cell office:value-type="string">
            <text:p>o whole brain and ofc similar to 5, no diff</text:p>
          </table:table-cell>
          <table:table-cell office:value-type="string">
            <text:p>+ whole brain VERY GOOD</text:p>
            <text:p>- ofc VERY BAD</text:p>
          </table:table-cell>
          <table:table-cell office:value-type="string">
            <text:p>- whole brain and ofc very bad</text:p>
          </table:table-cell>
          <table:table-cell office:value-type="string">
            <text:p>just like 5</text:p>
          </table:table-cell>
          <table:table-cell office:value-type="string">
            <text:p>much worse than 8 for whole brain</text:p>
            <text:p>Better than 8 for ofc</text:p>
          </table:table-cell>
          <table:table-cell table:number-columns-repeated="1010"/>
        </table:table-row>
        <table:table-row table:style-name="ro10">
          <table:covered-table-cell/>
          <table:table-cell table:style-name="ce11" office:value-type="string" table:number-columns-spanned="1" table:number-rows-spanned="4">
            <text:p>simulation</text:p>
          </table:table-cell>
          <table:table-cell office:value-type="string">
            <text:p>field correlation</text:p>
          </table:table-cell>
          <table:table-cell office:value-type="string">
            <text:p>--</text:p>
          </table:table-cell>
          <table:table-cell office:value-type="string">
            <text:p>+ monotonically increasing from 0 to .35</text:p>
          </table:table-cell>
          <table:table-cell office:value-type="string">
            <text:p>+ monotonically increasing</text:p>
            <text:p>- until .5 ms lower than version 1</text:p>
            <text:p>- crossing zero only at .2</text:p>
          </table:table-cell>
          <table:table-cell office:value-type="string">
            <text:p>- negativ correlation</text:p>
          </table:table-cell>
          <table:table-cell office:value-type="string">
            <text:p>- generally lower than 1 and 2</text:p>
            <text:p>- until .3 below zero</text:p>
          </table:table-cell>
          <table:table-cell office:value-type="string">
            <text:p>+ improved comapred to 1, up to .5</text:p>
          </table:table-cell>
          <table:table-cell office:value-type="string">
            <text:p>lower than 5 and 8, only up to .3</text:p>
          </table:table-cell>
          <table:table-cell office:value-type="string">
            <text:p>really bad</text:p>
          </table:table-cell>
          <table:table-cell office:value-type="string">
            <text:p>BEST SO FAR</text:p>
          </table:table-cell>
          <table:table-cell office:value-type="string">
            <text:p>just like 5</text:p>
          </table:table-cell>
          <table:table-cell office:value-type="string">
            <text:p>much worse than 8</text:p>
          </table:table-cell>
          <table:table-cell table:number-columns-repeated="1010"/>
        </table:table-row>
        <table:table-row table:style-name="ro8">
          <table:covered-table-cell/>
          <table:covered-table-cell table:style-name="ce10"/>
          <table:table-cell office:value-type="string">
            <text:p>field range</text:p>
          </table:table-cell>
          <table:table-cell office:value-type="string">
            <text:p>--</text:p>
          </table:table-cell>
          <table:table-cell table:style-name="ce15" office:value-type="string">
            <text:p>- much smaller than fmap and decreasing</text:p>
          </table:table-cell>
          <table:table-cell office:value-type="string">
            <text:p>- larger than 1 but not increasing</text:p>
          </table:table-cell>
          <table:table-cell office:value-type="string">
            <text:p>- even smaller than 1 and decreasing</text:p>
          </table:table-cell>
          <table:table-cell office:value-type="string">
            <text:p>+ similar range as fmap </text:p>
            <text:p>- not increasing</text:p>
          </table:table-cell>
          <table:table-cell office:value-type="string">
            <text:p>o similar to 1</text:p>
          </table:table-cell>
          <table:table-cell office:value-type="string">
            <text:p>very low</text:p>
          </table:table-cell>
          <table:table-cell office:value-type="string">
            <text:p>high values but already at beginning</text:p>
          </table:table-cell>
          <table:table-cell office:value-type="string">
            <text:p>min very close to fmap, max straight line, no too bad</text:p>
          </table:table-cell>
          <table:table-cell office:value-type="string">
            <text:p>just like 5</text:p>
          </table:table-cell>
          <table:table-cell office:value-type="string">
            <text:p>bigger range than 8</text:p>
          </table:table-cell>
          <table:table-cell table:number-columns-repeated="1010"/>
        </table:table-row>
        <table:table-row table:style-name="ro8">
          <table:covered-table-cell/>
          <table:covered-table-cell table:style-name="ce10"/>
          <table:table-cell office:value-type="string">
            <text:p>groundtruth correlation</text:p>
          </table:table-cell>
          <table:table-cell office:value-type="string">
            <text:p>+ improvement, increasing with distortion</text:p>
          </table:table-cell>
          <table:table-cell office:value-type="string">
            <text:p>- worse than linear, more similar to linear with increasing distortion</text:p>
          </table:table-cell>
          <table:table-cell office:value-type="string">
            <text:p>- even worse than 1 not changing with distortion</text:p>
          </table:table-cell>
          <table:table-cell office:value-type="string">
            <text:p>- no difference to linear</text:p>
          </table:table-cell>
          <table:table-cell office:value-type="string">
            <text:p>- similar to 1</text:p>
          </table:table-cell>
          <table:table-cell office:value-type="string">
            <text:p>+improved compared to 1</text:p>
            <text:p><text:span text:style-name="T3">+ &gt; .8 ms improved compared to linear!</text:span></text:p>
          </table:table-cell>
          <table:table-cell office:value-type="string">
            <text:p>rather close to linear, especially for higher distortions</text:p>
            <text:p>Not so much change!</text:p>
          </table:table-cell>
          <table:table-cell table:number-columns-repeated="2" office:value-type="string">
            <text:p>really bad</text:p>
          </table:table-cell>
          <table:table-cell office:value-type="string">
            <text:p>very close to 5, rather slightly higher</text:p>
          </table:table-cell>
          <table:table-cell office:value-type="string">
            <text:p>Like 8</text:p>
          </table:table-cell>
          <table:table-cell table:number-columns-repeated="1010"/>
        </table:table-row>
        <table:table-row table:style-name="ro8">
          <table:covered-table-cell/>
          <table:covered-table-cell table:style-name="ce10"/>
          <table:table-cell office:value-type="string">
            <text:p>similarity to anatomy</text:p>
          </table:table-cell>
          <table:table-cell office:value-type="string">
            <text:p>+ nmi improvement, increasing with distortion</text:p>
          </table:table-cell>
          <table:table-cell office:value-type="string">
            <text:p>- worse than linear, more similar to linear with increasing distortion</text:p>
          </table:table-cell>
          <table:table-cell office:value-type="string">
            <text:p>- even worse than 1, similar trend</text:p>
          </table:table-cell>
          <table:table-cell office:value-type="string">
            <text:p>- no difference to linear</text:p>
          </table:table-cell>
          <table:table-cell table:style-name="Default" office:value-type="string">
            <text:p>- even worse than 2, similar trend</text:p>
          </table:table-cell>
          <table:table-cell office:value-type="string">
            <text:p>+ slightly improved compared to 1</text:p>
          </table:table-cell>
          <table:table-cell office:value-type="string">
            <text:p>rather close to linear, especially for higher distortions</text:p>
            <text:p>Not so much change!</text:p>
          </table:table-cell>
          <table:table-cell office:value-type="string">
            <text:p>really bad</text:p>
          </table:table-cell>
          <table:table-cell office:value-type="string">
            <text:p>not so bad, approaching linear from .7</text:p>
          </table:table-cell>
          <table:table-cell office:value-type="string">
            <text:p>very similar to 5</text:p>
          </table:table-cell>
          <table:table-cell office:value-type="string">
            <text:p>much worse than 8</text:p>
          </table:table-cell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="7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Huntenburg</meta:initial-creator>
    <meta:creation-date>2014-07-22T13:43:41</meta:creation-date>
    <dc:date>2014-08-08T00:44:48</dc:date>
    <dc:creator>Julia Huntenburg</dc:creator>
    <meta:editing-duration>PT21H48M38S</meta:editing-duration>
    <meta:editing-cycles>84</meta:editing-cycles>
    <meta:generator>LibreOffice/3.5$Linux_X86_64 LibreOffice_project/350m1$Build-2</meta:generator>
    <meta:printed-by>Julia Huntenburg</meta:printed-by>
    <meta:print-date>2014-07-24T17:23:24</meta:print-date>
    <meta:document-statistic meta:table-count="3" meta:cell-count="208" meta:object-count="0"/>
  </office:meta>
</office:document-meta>
</file>